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lgerian" svg:font-family="Algerian" style:font-family-generic="decorative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9c1f" officeooo:paragraph-rsid="000753b0"/>
    </style:style>
    <style:style style:name="P2" style:family="paragraph" style:parent-style-name="Standard">
      <style:text-properties officeooo:rsid="00066267" officeooo:paragraph-rsid="00066267"/>
    </style:style>
    <style:style style:name="P3" style:family="paragraph" style:parent-style-name="Standard">
      <style:text-properties style:text-underline-style="none" officeooo:rsid="0000c92e" officeooo:paragraph-rsid="000baa0a"/>
    </style:style>
    <style:style style:name="P4" style:family="paragraph" style:parent-style-name="Standard">
      <style:text-properties style:font-name="Arial Black" officeooo:paragraph-rsid="000baa0a"/>
    </style:style>
    <style:style style:name="P5" style:family="paragraph" style:parent-style-name="Standard">
      <style:text-properties style:font-name="Algerian" officeooo:paragraph-rsid="000baa0a"/>
    </style:style>
    <style:style style:name="P6" style:family="paragraph" style:parent-style-name="Standard">
      <style:text-properties officeooo:rsid="00009032" officeooo:paragraph-rsid="000baa0a"/>
    </style:style>
    <style:style style:name="P7" style:family="paragraph" style:parent-style-name="Standard">
      <style:text-properties officeooo:rsid="0000c92e" officeooo:paragraph-rsid="000baa0a"/>
    </style:style>
    <style:style style:name="P8" style:family="paragraph" style:parent-style-name="Standard">
      <style:text-properties style:text-underline-style="solid" style:text-underline-width="auto" style:text-underline-color="font-color" officeooo:rsid="0000c92e" officeooo:paragraph-rsid="000baa0a"/>
    </style:style>
    <style:style style:name="P9" style:family="paragraph" style:parent-style-name="Standard">
      <style:text-properties style:text-underline-style="solid" style:text-underline-width="auto" style:text-underline-color="font-color" officeooo:rsid="000baa0a" officeooo:paragraph-rsid="000baa0a"/>
    </style:style>
    <style:style style:name="P10" style:family="paragraph" style:parent-style-name="Standard">
      <style:text-properties officeooo:paragraph-rsid="000baa0a"/>
    </style:style>
    <style:style style:name="P11" style:family="paragraph" style:parent-style-name="Standard">
      <style:text-properties officeooo:rsid="000baa0a" officeooo:paragraph-rsid="000baa0a"/>
    </style:style>
    <style:style style:name="P12" style:family="paragraph" style:parent-style-name="Standard">
      <style:text-properties officeooo:rsid="000cdece" officeooo:paragraph-rsid="000cdece"/>
    </style:style>
    <style:style style:name="P13" style:family="paragraph" style:parent-style-name="Standard">
      <style:text-properties officeooo:rsid="000d72c9" officeooo:paragraph-rsid="000d72c9"/>
    </style:style>
    <style:style style:name="P14" style:family="paragraph" style:parent-style-name="Standard">
      <style:text-properties officeooo:paragraph-rsid="000d72c9"/>
    </style:style>
    <style:style style:name="T1" style:family="text">
      <style:text-properties fo:color="#000000" loext:opacity="100%" fo:font-size="14pt" fo:font-style="normal" fo:font-weight="bold" style:font-size-asian="14pt" style:font-style-asian="normal" style:font-weight-asian="bold"/>
    </style:style>
    <style:style style:name="T2" style:family="text">
      <style:text-properties fo:color="#000000" loext:opacity="100%" fo:font-size="13pt" fo:font-style="italic" fo:font-weight="bold" style:font-size-asian="13pt" style:font-style-asian="italic" style:font-weight-asian="bold"/>
    </style:style>
    <style:style style:name="T3" style:family="text">
      <style:text-properties officeooo:rsid="0000c92e"/>
    </style:style>
    <style:style style:name="T4" style:family="text">
      <style:text-properties officeooo:rsid="000baa0a"/>
    </style:style>
    <style:style style:name="T5" style:family="text">
      <style:text-properties officeooo:rsid="000cdece"/>
    </style:style>
    <style:style style:name="T6" style:family="text">
      <style:text-properties officeooo:rsid="000d72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/><text:span text:style-name="T1">Complejidad Temporal, Estructuras de Datos y Algoritmos</text:span></text:p>
      <text:p text:style-name="P5"><text:span text:style-name="T2"><text:tab/>Enunciado Trabajo Final</text:span></text:p>
      <text:p text:style-name="P10"/>
      <text:p text:style-name="P6">Nombre y apellido: Daiana Lorena Cabrera Saldivar</text:p>
      <text:p text:style-name="P6">Comision: 4</text:p>
      <text:p text:style-name="P6"/>
      <text:p text:style-name="P6">Repositorio: <text:a xlink:type="simple" xlink:href="https://github.com/iodenKisuka/TP_FINALBOT_DaianaLorenaCabreraSaldivar" text:style-name="Internet_20_link" text:visited-style-name="Visited_20_Internet_20_Link">https://github.com/iodenKisuka/TP_FINALBOT_DaianaLorenaCabreraSaldivar</text:a></text:p>
      <text:p text:style-name="P6"/>
      <text:p text:style-name="P6"/>
      <text:p text:style-name="P6"/>
      <text:p text:style-name="P10"><text:span text:style-name="T3">Para la mayoría los métodos consultas utilice el código utilizado en el TP1</text:span></text:p>
      <text:p text:style-name="P10"><text:a xlink:type="simple" xlink:href="https://github.com/iodenKisuka/TP1_Complejidad" text:style-name="Internet_20_link" text:visited-style-name="Visited_20_Internet_20_Link">https://github.com/iodenKisuka/TP1_Complejidad</text:a></text:p>
      <text:p text:style-name="P7"><text:s/>como podrá notarse reutilice el método nivel del tp 1</text:p>
      <text:p text:style-name="P7"/>
      <text:p text:style-name="P7"/>
      <text:p text:style-name="P8">Inconvenientes</text:p>
      <text:p text:style-name="P3">Uno de los inconvenientes encontrados en el tp era hacer el método CalcularMovimiento, quería <text:s/>ver lo que me devolvía el código porque tuve un error y al depurar no me mostraba nada tampoco no podía escribir por consola como solía hacer otras veces.</text:p>
      <text:p text:style-name="P3">Al final encontré mi error que era al modificar el orden de mi código, ponerlo dentro de mi segundo if me olvide de cambiar el nombre de variable .</text:p>
      <text:p text:style-name="P2"/>
      <text:p text:style-name="P2"/>
      <text:p text:style-name="P9">Metodos extra</text:p>
      <text:p text:style-name="P2"/>
      <text:p text:style-name="P2"><text:span text:style-name="T4">Decidí</text:span> usar el <text:span text:style-name="T4">método</text:span> nivel de árbol generales pero me di cuenta que me era difícil utilizarla fuera así que la <text:span text:style-name="T4">incluí</text:span> en la clase Estrategia</text:p>
      <text:p text:style-name="P11">Este es distanciaARaiz , luego hice una <text:span text:style-name="T5">opción</text:span> modificada llamada distanciaANodo</text:p>
      <text:p text:style-name="P2"/>
      <text:p text:style-name="P12">Agregue el método ListaPreorden en la clase arbol</text:p>
      <text:p text:style-name="P2"/>
      <text:p text:style-name="P12">Separe la funcionalidad CalcularMovimiento en 3 funciones</text:p>
      <text:p text:style-name="P12">enviar movimiento, opcionmover2aRaiz porque tuve inconvenientes al utilizar la función obtener camino en el caso de que ia y el usuario no compartan un camino.</text:p>
      <text:p text:style-name="P12"/>
      <text:p text:style-name="P12">Decidi usar una lista preorden en lugar de niveles en el método obtener camino al contrario de opcionmover2raiz que es por niveles.</text:p>
      <text:p text:style-name="P14"><text:span text:style-name="T5">El </text:span><text:span text:style-name="T6">enviar movimiento </text:span><text:span text:style-name="T5">uso la función distancia_nodo para saber que nodo es más conveniente mover, </text:span><text:span text:style-name="T6">y lo delego a la función obtener_camino donde le paso el NodoIa y la distancia que tiene</text:span></text:p>
      <text:p text:style-name="P13">al nodoUsuario.</text:p>
      <text:p text:style-name="P13">En obtenerCamino comparo el nivel</text:p>
      <text:p text:style-name="P14"><text:span text:style-name="T5">si la ambos comparten camino </text:span><text:span text:style-name="T6">le método anterior (obtenerCamino) le </text:span><text:span text:style-name="T5">enviá una distancia positiva me dice que debo moverme hacia arriba (cerca de la raiz) si la distancia es -20 me dice que no comparten camino en ese caso busco ir a la raiz(esa función tuve problemas y lo remplace por el movimiento que me enviá opcion2aRaiz) que enviá el movimiento del nodo mas cercano.</text:span></text:p>
      <text:p text:style-name="P12">Si es negativo pero no es -20 es que comparten camino y nodoia debe moverse hacia abajo </text:p>
      <text:p text:style-name="P2"/>
      <text:p text:style-name="P13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lgerian" svg:font-family="Algerian" style:font-family-generic="decorative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6T10:15:25.111000000</meta:creation-date>
    <meta:generator>LibreOffice/7.0.0.3$Windows_X86_64 LibreOffice_project/8061b3e9204bef6b321a21033174034a5e2ea88e</meta:generator>
    <dc:date>2020-12-12T14:06:13.828000000</dc:date>
    <meta:editing-duration>PT1H49M43S</meta:editing-duration>
    <meta:editing-cycles>6</meta:editing-cycles>
    <meta:document-statistic meta:table-count="0" meta:image-count="0" meta:object-count="0" meta:page-count="1" meta:paragraph-count="23" meta:word-count="340" meta:character-count="2129" meta:non-whitespace-character-count="1807"/>
  </office:meta>
</office:document-meta>
</file>